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254cm" style:rel-column-width="11224*"/>
    </style:style>
    <style:style style:name="Table4.B" style:family="table-column">
      <style:table-column-properties style:column-width="4.789cm" style:rel-column-width="16517*"/>
    </style:style>
    <style:style style:name="Table4.C" style:family="table-column">
      <style:table-column-properties style:column-width="10.957cm" style:rel-column-width="377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ist_20_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2">
      <style:paragraph-properties fo:margin-left="0cm" fo:margin-right="0cm" fo:text-align="justify" style:justify-single-word="false" fo:text-indent="0cm" style:auto-text-indent="false"/>
      <style:text-properties fo:font-weight="normal" style:font-weight-asian="normal" style:font-weight-complex="normal"/>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585071" text:style-name="Outline">
        <text:list-item>
          <text:h text:style-name="Heading_20_1" text:outline-level="1">Deployment and run modes</text:h>
          <text:list>
            <text:list-item>
              <text:h text:style-name="Heading_20_2" text:outline-level="2">JPPF Driver</text:h>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26587977" text:continue-numbering="true" text:style-name="Outline">
        <text:list-item>
          <text:list>
            <text:list-item>
              <text:list>
                <text:list-item>
                  <text:h text:style-name="Heading_20_3" text:outline-level="3">JPPF Driver as a Windows Service</text:h>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26571317" text:style-name="List_20_1">
        <text:list-item>
          <text:p text:style-name="P4"><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4">edit config/wrapper-driver.conf file, check that the setting for wrapper.java.command is valid (either the PATH environment must contain a Java 5 JRE, or the installation directory must be entered here)</text:p>
        </text:list-item>
        <text:list-item>
          <text:p text:style-name="P4">run the <text:span text:style-name="T1">InstallDriverService.bat</text:span> file to install the JPPF node service</text:p>
        </text:list-item>
        <text:list-item>
          <text:p text:style-name="P4">run the <text:span text:style-name="T1">UninstallDriverService.bat</text:span> file to uninstall the JPPF node service</text:p>
        </text:list-item>
      </text:list>
      <text:list xml:id="list26582666" text:continue-list="list26587977" text:style-name="Outline">
        <text:list-item>
          <text:list>
            <text:list-item>
              <text:list>
                <text:list-item>
                  <text:h text:style-name="Heading_20_3" text:outline-level="3">JPPF Driver as a Linux/Unix daemon</text:h>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26570388" text:continue-list="list26571317" text:style-name="List_20_1">
        <text:list-item>
          <text:p text:style-name="P4"><text:a xlink:type="simple" xlink:href="http://wrapper.tanukisoftware.org/doc/english/download.jsp">download</text:a> the Java Service Wrapper for your platform and copy the files wrapper, libwrapper.so and wrapper.jar to the JPPF node install directory</text:p>
        </text:list-item>
        <text:list-item>
          <text:p text:style-name="P4">don't forget to set the executable bit for the JPPFDriver and wrapper script/executable</text:p>
        </text:list-item>
        <text:list-item>
          <text:p text:style-name="P4">edit config/wrapper-driver.conf file, check that the setting for wrapper.java.command is valid (either the PATH environment must contain a Java 5 JRE, or the installation directory must be entered here)</text:p>
        </text:list-item>
        <text:list-item>
          <text:p text:style-name="P4">open a terminal in the JPPF driver root install directory</text:p>
        </text:list-item>
        <text:list-item>
          <text:p text:style-name="P4">to run the driver as a daemon: <text:span text:style-name="T1">./JPPFDriver start</text:span></text:p>
        </text:list-item>
        <text:list-item>
          <text:p text:style-name="P4">to stop the driver: <text:span text:style-name="T1">./JPPFDriver stop</text:span></text:p>
        </text:list-item>
        <text:list-item>
          <text:p text:style-name="P4">to restart the driver: <text:span text:style-name="T1">./JPPFDriver restart</text:span></text:p>
        </text:list-item>
      </text:list>
      <text:list xml:id="list26567744" text:continue-list="list26582666" text:style-name="Outline">
        <text:list-item>
          <text:list>
            <text:list-item>
              <text:h text:style-name="Heading_20_2" text:outline-level="2">JPPF Node</text:h>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26591315" text:continue-numbering="true" text:style-name="Outline">
        <text:list-item>
          <text:list>
            <text:list-item>
              <text:list>
                <text:list-item>
                  <text:h text:style-name="Heading_20_3" text:outline-level="3">JPPF Node as a Windows Service</text:h>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26569098" text:continue-list="list26570388" text:style-name="List_20_1">
        <text:list-item>
          <text:p text:style-name="P4"><text:a xlink:type="simple" xlink:href="http://wrapper.tanukisoftware.org/doc/english/download.jsp">download</text:a> the Java Service Wrapper for your platform and copy the files wrapper.exe, wrapper.dll and wrapper.jar to the JPPF node install directory</text:p>
        </text:list-item>
        <text:list-item>
          <text:p text:style-name="P4">edit config/wrapper-node.conf file, check that the setting for wrapper.java.command is valid (either the PATH environment must contain a Java 5 JRE, or the installation directory must be entered here)</text:p>
        </text:list-item>
        <text:list-item>
          <text:p text:style-name="P4">run the <text:span text:style-name="T1">InstallNodeService.bat</text:span> file to install the JPPF node service</text:p>
        </text:list-item>
        <text:list-item>
          <text:p text:style-name="P4">run the <text:span text:style-name="T1">UninstallNodeService.bat</text:span> file to uninstall the JPPF node service</text:p>
        </text:list-item>
      </text:list>
      <text:p text:style-name="P1"/>
      <text:list xml:id="list26580869" text:continue-list="list26591315" text:style-name="Outline">
        <text:list-item>
          <text:list>
            <text:list-item>
              <text:list>
                <text:list-item>
                  <text:h text:style-name="P10" text:outline-level="3">JPPF Node as a Linux/Unix daemon</text:h>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26585828" text:continue-list="list26569098" text:style-name="List_20_1">
        <text:list-item>
          <text:p text:style-name="P4"><text:a xlink:type="simple" xlink:href="http://wrapper.tanukisoftware.org/doc/english/download.jsp">download</text:a> the Java Service Wrapper for your platform and copy the files wrapper, libwrapper.so and wrapper.jar to the JPPF node install directory</text:p>
        </text:list-item>
        <text:list-item>
          <text:p text:style-name="P4">don't forget to set the executable bit for the JPPFNode and wrapper script/executable</text:p>
        </text:list-item>
        <text:list-item>
          <text:p text:style-name="P4">edit the config/wrapper-node.conf file, check that the setting for wrapper.java.command is valid (either the PATH environment must contain a Java 5 JRE, or the installation directory must be entered here)</text:p>
        </text:list-item>
        <text:list-item>
          <text:p text:style-name="P4">open a terminal in the JPPF node root install directory</text:p>
        </text:list-item>
        <text:list-item>
          <text:p text:style-name="P4">to run the node as a daemon: <text:span text:style-name="T1">./JPPFNode start</text:span></text:p>
        </text:list-item>
        <text:list-item>
          <text:p text:style-name="P4">to stop the node: <text:span text:style-name="T1">./JPPFNode stop</text:span></text:p>
        </text:list-item>
        <text:list-item>
          <text:p text:style-name="P4">to restart the node: <text:span text:style-name="T1">./JPPFNode restart</text:span></text:p>
        </text:list-item>
      </text:list>
      <text:p text:style-name="P2"/>
      <text:list xml:id="list26577488" text:continue-list="list26580869" text:style-name="Outline">
        <text:list-item>
          <text:list>
            <text:list-item>
              <text:list>
                <text:list-item>
                  <text:h text:style-name="Heading_20_3" text:outline-level="3">JPPF Node in “Idle Host” mode</text:h>
                </text:list-item>
              </text:list>
            </text:list-item>
          </text:list>
        </text:list-item>
      </text:list>
      <text:p text:style-name="P2">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2"/>
      <text:p text:style-name="P2">To install and configure a node in idle mode:</text:p>
      <text:p text:style-name="P2"/>
      <text:list xml:id="list26582170" text:style-name="L1">
        <text:list-item>
          <text:p text:style-name="P6">download the <text:a xlink:type="simple" xlink:href="http://www.jppf.org/downloads.php">JPPF samples pack</text:a></text:p>
        </text:list-item>
        <text:list-item>
          <text:p text:style-name="P6">unzip the <text:span text:style-name="T1">JPPF-x.y.z-samples-pack.zip</text:span> anywhere on your file system</text:p>
        </text:list-item>
        <text:list-item>
          <text:p text:style-name="P6">open a command prompt or shell console in <text:span text:style-name="T1">JPPF-x.y.z-samples-pack/IdleSystem</text:span></text:p>
        </text:list-item>
        <text:list-item>
          <text:p text:style-name="P6">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6">when this is done, copy the 3 jar files IdleSystem/lib into your node's library directory “<text:span text:style-name="T1">JPPF-x.y.z-node/lib</text:span>”</text:p>
        </text:list-item>
        <text:list-item>
          <text:p text:style-name="P6">to configure the node to run in idle mode, open the file “<text:span text:style-name="T1">JPPF-x.y.z-node/config/jppf-node.properties</text:span>” in a text editor and create or edit the following properties:</text:p>
        </text:list-item>
      </text:list>
      <text:list xml:id="list26581860" text:style-name="L2">
        <text:list-item>
          <text:list>
            <text:list-item>
              <text:p text:style-name="P5"><text:span text:style-name="T1">jppf.idle.mode.enabled</text:span><text:span text:style-name="T2"> = true to enable the idle mode</text:span></text:p>
            </text:list-item>
            <text:list-item>
              <text:p text:style-name="P7"><text:span text:style-name="T1">jppf.idle.timeout = 6000</text:span> to configure the time of keyboard and mouse inactivity before considering the node idle, expressed in milliseconds</text:p>
            </text:list-item>
            <text:list-item>
              <text:p text:style-name="P7"><text:span text:style-name="T1">jppf.idle.poll.interval = 1000</text:span> to configure how often the node will check for inactivity, in milliseconds</text:p>
            </text:list-item>
            <text:list-item>
              <text:p text:style-name="P7"><text:span text:style-name="T1">jppf.idle.detector.factory = org.jppf.example.idlesystem.IdleTimeDetectorFactoryImpl</text:span> please do not change this!</text:p>
              <text:p text:style-name="P8"/>
            </text:list-item>
          </text:list>
        </text:list-item>
      </text:list>
      <text:list xml:id="list26577703" text:continue-list="list26582170" text:style-name="L1">
        <text:list-item>
          <text:p text:style-name="P6">when this is all done, you can start the node and it will only run when the system has been idle for the configured time, and stop as soon as any keyboard or mouse input occurs</text:p>
        </text:list-item>
      </text:list>
      <text:p text:style-name="P2"/>
      <text:p text:style-name="P2"/>
      <text:list xml:id="list26585153" text:continue-list="list26577488" text:style-name="Outline">
        <text:list-item>
          <text:list>
            <text:list-item>
              <text:h text:style-name="P9" text:outline-level="2">Running JPPF on Amazon's EC2</text:h>
              <text:list>
                <text:list-item>
                  <text:h text:style-name="Heading_20_3" text:outline-level="3">Server discovery</text:h>
                </text:list-item>
              </text:list>
            </text:list-item>
          </text:list>
        </text:list-item>
      </text:list>
      <text:p text:style-name="P2">EC2 does not allow multicast network communication, so JPPF nodes must know which server to use ahead of time instead of using the auto-discovery feature. So the server property file must set:</text:p>
      <text:p text:style-name="P2"/>
      <text:p text:style-name="Code_20_block"><text:s text:c="2"/>jppf.discovery.enabled = false</text:p>
      <text:p text:style-name="Code_20_block"><text:s text:c="2"/>jppf.peer.discovery.enabled = false</text:p>
      <text:p text:style-name="P2"/>
      <text:p text:style-name="P2">And the node property file must set:</text:p>
      <text:p text:style-name="P2"/>
      <text:p text:style-name="Code_20_block"><text:s text:c="2"/>jppf.discovery.enabled = false</text:p>
      <text:p text:style-name="Code_20_block"><text:s text:c="2"/>jppf.server.host = IP_or_DNS_hostname</text:p>
      <text:p text:style-name="P2"/>
      <text:p text:style-name="P2">Similarly the client must set:</text:p>
      <text:p text:style-name="P2"/>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2"/>
      <text:p text:style-name="P2">Amazon charges for network access to a public IP, so you'll want the node to communicate with the internal 10.x.x.x address and not a public IP. More on this detail below...</text:p>
      <text:list xml:id="list26590017" text:continue-numbering="true" text:style-name="Outline">
        <text:list-item>
          <text:list>
            <text:list-item>
              <text:list>
                <text:list-item>
                  <text:h text:style-name="Heading_20_3" text:outline-level="3">Firewall configuration</text:h>
                </text:list-item>
              </text:list>
            </text:list-item>
          </text:list>
        </text:list-item>
      </text:list>
      <text:p text:style-name="P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26585030" text:continue-numbering="true" text:style-name="Outline">
        <text:list-item>
          <text:list>
            <text:list-item>
              <text:list>
                <text:list-item>
                  <text:h text:style-name="Heading_20_3" text:outline-level="3">Instance type</text:h>
                </text:list-item>
              </text:list>
            </text:list-item>
          </text:list>
        </text:list-item>
      </text:list>
      <text:p text:style-name="P2">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2"/>
      <text:p text:style-name="Code_20_block"><text:s text:c="2"/>processing.threads = 9</text:p>
      <text:p text:style-name="P2"/>
      <text:p text:style-name="P2">If your tasks require more I/O, you may need to experiment to find the best completion rate.</text:p>
      <text:list xml:id="list26575960" text:continue-numbering="true" text:style-name="Outline">
        <text:list-item>
          <text:list>
            <text:list-item>
              <text:list>
                <text:list-item>
                  <text:h text:style-name="Heading_20_3" text:outline-level="3">IP Addresses</text:h>
                </text:list-item>
              </text:list>
            </text:list-item>
          </text:list>
        </text:list-item>
      </text:list>
      <text:p text:style-name="P2">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2"/>
      <text:p text:style-name="P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2"/>
      <text:p text:style-name="P2">One solution is to use a static elastic IP that you will always associate with the JPPF driver and eat the cost of EC2 traffic. It isn't that much really...</text:p>
      <text:p text:style-name="P2"/>
      <text:p text:style-name="P2">Or you can use DNS to publish your 10.x.x.x IP address for the driver before launching nodes, and configure the node AMI to use a fixed DNS hostname.</text:p>
      <text:p text:style-name="P2"/>
      <text:p text:style-name="P2">Or you can do a little programming with the EC2 API to pass the information around. This is the recommended approach.</text:p>
      <text:p text:style-name="P2">To this effect, JPPF provides a <text:a xlink:type="simple" xlink:href="http://www.jppf.org/doc/v3/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2"/>
      <text:list xml:id="list26578992" text:continue-numbering="true" text:style-name="Outline">
        <text:list-item>
          <text:list>
            <text:list-item>
              <text:h text:style-name="P9"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3">Library name</text:p>
          </table:table-cell>
          <table:table-cell table:style-name="Table4.B1" office:value-type="string">
            <text:p text:style-name="P3">Jar Files</text:p>
          </table:table-cell>
          <table:table-cell table:style-name="Table4.C1" office:value-type="string">
            <text:p text:style-name="P3">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26587189"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3">Library name</text:p>
          </table:table-cell>
          <table:table-cell table:style-name="Table1.B1" office:value-type="string">
            <text:p text:style-name="P3">Jar Files</text:p>
          </table:table-cell>
          <table:table-cell table:style-name="Table1.C1" office:value-type="string">
            <text:p text:style-name="P3">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26561785"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3">Library name</text:p>
          </table:table-cell>
          <table:table-cell table:style-name="Table2.B1" office:value-type="string">
            <text:p text:style-name="P3">Jar Files</text:p>
          </table:table-cell>
          <table:table-cell table:style-name="Table2.C1" office:value-type="string">
            <text:p text:style-name="P3">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26569202"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3">Library name</text:p>
          </table:table-cell>
          <table:table-cell table:style-name="Table3.B1" office:value-type="string">
            <text:p text:style-name="P3">Jar Files</text:p>
          </table:table-cell>
          <table:table-cell table:style-name="Table3.C1" office:value-type="string">
            <text:p text:style-name="P3">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22M41S</meta:editing-duration>
    <meta:editing-cycles>22</meta:editing-cycles>
    <meta:generator>LibreOffice/3.4$Win32 LibreOffice_project/340m1$Build-402</meta:generator>
    <meta:creation-date>2009-11-21T09:14:02.13</meta:creation-date>
    <dc:date>2012-04-18T06:44:06.13</dc:date>
    <meta:document-statistic meta:table-count="4" meta:image-count="0" meta:object-count="0" meta:page-count="4" meta:paragraph-count="166" meta:word-count="1675" meta:character-count="10585" meta:non-whitespace-character-count="909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